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And thus at first there was the creation of the <text:span text:style-name="T2">sixteen</text:span> principles of material action. This was for the purpose of creating the material universe. [<text:a xlink:type="simple" xlink:href="http://vedabase.net/sb/1/3/1/en"><text:span text:style-name="T1">SB 1.3.1</text:span></text:a><text:span text:style-name="T1">]</text:span></text:p>
      <text:p text:style-name="Standard"/>
      <text:p text:style-name="Text_20_body"><text:a xlink:type="simple" xlink:href="http://vedabase.net/sb/1/3/6/en"><text:span text:style-name="T1">SB 1.3.6</text:span></text:a>: First of all, in the beginning of creation, there were the <text:span text:style-name="T2">four</text:span> unmarried sons of <text:a xlink:type="simple" xlink:href="http://vedabase.net/b/brahma">Brahmā</text:a> [the Kumāras], who, being situated in a vow of celibacy, underwent severe austerities for realization of the Absolute Truth.</text:p>
      <text:p text:style-name="Text_20_body"/>
      <text:p text:style-name="Text_20_body"><text:a xlink:type="simple" xlink:href="http://vedabase.net/sb/1/3/7/en"><text:span text:style-name="T1">SB 1.3.7</text:span></text:a>: The supreme enjoyer of all sacrifices accepted the incarnation of a boar [the second incarnation], and for the welfare of the earth He lifted the earth from the nether regions of the universe.</text:p>
      <text:p text:style-name="Standard"/>
      <text:p text:style-name="Standard"/>
      <text:p text:style-name="Standard"/>
      <text:p text:style-name="P1"/>
      <text:p text:style-name="Standard"/>
      <text:p text:style-name="Standard">[Unknown timestamp, but it is before Suka] [pg. 4]: Narada receives the Bhagavatam from his father, the Lord Brahma. [pg. 4]. <text:s/>This was after the ever youthful Rishis, Sanaka, Sananda, Sanatkumara and Sanatana told Narada that listening to the Bhagavatam for <text:span text:style-name="T2">a week </text:span>confers illumination. <text:s/>[pg. 4].</text:p>
      <text:p text:style-name="Standard"/>
      <text:p text:style-name="Standard"/>
      <text:p text:style-name="Standard">[Unknown timestamp]: <text:span text:style-name="T2">Kali yuga starts</text:span>. <text:s/>It was on the very day that Krishna left earth/this world that Kali yuga flashed into it. <text:s/>[pg. 7]. <text:s/>Parikshit alone sees kali: as a sudra. <text:s/>[pg. 7]. <text:s/>Parikshit establishes the kali yuga. <text:s/>[pg. 7]. <text:s/>Kali yuga is referred to as a spirit, and as a beast. [pg. 7].</text:p>
      <text:p text:style-name="Standard"/>
      <text:p text:style-name="Standard">&lt;30 years pass since Kali yuga starts&gt;</text:p>
      <text:p text:style-name="Standard"/>
      <text:p text:style-name="Standard">[30 years after Kali yuga starts, on the 9th day of the bright half of Badrapada month]:</text:p>
      <text:p text:style-name="Standard">Suka recites the Bhagavata to Parikshit over a week. <text:s/>[pg. 3]</text:p>
      <text:p text:style-name="Standard">Parikshit found moksha by just listening. <text:s/>[pg. 3]</text:p>
      <text:p text:style-name="Standard"/>
      <text:p text:style-name="Standard"/>
      <text:p text:style-name="Standard"/>
      <text:p text:style-name="Standard"/>
      <text:p text:style-name="Standard"/>
      <text:p text:style-name="Standard">4 Kumaras arrive at Badarikasrama and saw Narada there. <text:s/>Narada is downcast. <text:s/>[pg. 5]</text:p>
      <text:p text:style-name="Standard"/>
      <text:p text:style-name="Standard">Before Narada's arrival at Badarikasrama, Narada had gone to: [pg. 5]</text:p>
      <text:list xml:id="list20577951271" text:style-name="L1">
        <text:list-item>
          <text:p text:style-name="P2">Pushkara [a sacred lake, per pg. 12]<text:span text:style-name="T3"> </text:span></text:p>
        </text:list-item>
        <text:list-item>
          <text:p text:style-name="P3">Prayaga</text:p>
        </text:list-item>
        <text:list-item>
          <text:p text:style-name="P3">Kasi</text:p>
        </text:list-item>
        <text:list-item>
          <text:p text:style-name="P2">Godavari</text:p>
        </text:list-item>
        <text:list-item>
          <text:p text:style-name="P2">Haridwara</text:p>
        </text:list-item>
        <text:list-item>
          <text:p text:style-name="P2">Kurushetra</text:p>
        </text:list-item>
        <text:list-item>
          <text:p text:style-name="P2">Sriranga</text:p>
        </text:list-item>
        <text:list-item>
          <text:p text:style-name="P2">Rameswara</text:p>
        </text:list-item>
      </text:list>
      <text:p text:style-name="Standard">Narada had wandered the length and breadth of the Holy Land of Bharata, and saw evil rooted <text:soft-page-break/>everywhere, and the ascendancy of hatred over love. <text:s/>[pg. 6]</text:p>
      <text:p text:style-name="Standard">[rluu: Are these 8 places the places encompassing the Holy Land of Bharata?].</text:p>
      <text:p text:style-name="Standard"/>
      <text:p text:style-name="Standard">In anguish, Narada came to the banks of Yamuna, where his Lord Krishna once grew. <text:s/></text:p>
      <text:p text:style-name="Standard">Here he saw Bhakti as a young women with her 2 lifeless sons. <text:s/>[pg. 6] <text:s/></text:p>
      <text:p text:style-name="Standard">The two sons' heads are white as the feathers of a crane. <text:s/>Their limbs were wasted, like dry twigs. <text:s/>[pg. 9].</text:p>
      <text:p text:style-name="Standard"/>
      <text:p text:style-name="Standard"/>
      <text:p text:style-name="Standard">Narada leaves the banks of Yamuna to find the Sages who were jewels of their kind.</text:p>
      <text:p text:style-name="Standard">Narada arrives at Badarikasrama and finds the 4 Kumaras who are the jewels. <text:s/>Hope surged in Narada. <text:s/></text:p>
      <text:p text:style-name="Standard"/>
      <text:p text:style-name="Standard">Bhakti and her sons to come to Narada on the banks of the Ganga, and they shall be revived. [pg. 11-12].</text:p>
      <text:p text:style-name="Standard"/>
      <text:p text:style-name="Standard">The 4 Kumaras take Narada to Ananda immediately. <text:s/>[pg. 12].</text:p>
      <text:p text:style-name="Standard"/>
      <text:p text:style-name="Standard">Narada to bring Gyana and Vairagya back to life, and to return joy to Bhakti's heart. <text:s/>[pg. 12].</text:p>
      <text:p text:style-name="Standard"/>
      <text:p text:style-name="Standard">At Ananda, the Sages of Youth, Sanaka, Sanatkumara, Sananda and Sanatana had already taken the initiatory vows for the sacrifice. <text:s/>They sat in front, nearest the sacred agni that blaze din its pit. [pg. 12]</text:p>
      <text:p text:style-name="Standard"/>
      <text:p text:style-name="Standard">Being the sacrificer, Narada sat before them. <text:s/>[pg. 12]</text:p>
      <text:p text:style-name="Standard"/>
      <text:p text:style-name="Standard">A battery of conches was blown, and bright showers of camphor, vermilion, and sandal powder were flung into the air, with grains of rice and whole seasons of flowers. [pg. 12] </text:p>
      <text:p text:style-name="Standard"/>
      <text:p text:style-name="Standard">Cries of Jaya (victory). [pg. 13].</text:p>
      <text:p text:style-name="Standard">Kumaras begin to sing the Bhagavata Purana (18,000 verses, 12 skandhas) to Narada. [pg. 13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0T03:07:20</meta:creation-date>
    <dc:date>2013-05-07T10:25:24</dc:date>
    <meta:editing-duration>PT9H24M29S</meta:editing-duration>
    <meta:editing-cycles>4</meta:editing-cycles>
    <meta:generator>LibreOffice/3.5$Linux_X86_64 LibreOffice_project/350m1$Build-403</meta:generator>
    <dc:creator>Ryan </dc:creator>
    <meta:document-statistic meta:table-count="0" meta:image-count="0" meta:object-count="0" meta:page-count="2" meta:paragraph-count="34" meta:word-count="559" meta:character-count="3176" meta:non-whitespace-character-count="2629"/>
  </office:meta>
</office:document-meta>
</file>